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Progetto<text:s/>di High Performance Computing 202<text:span text:style-name="T2">4</text:span>/202<text:span text:style-name="T3">5</text:span></text:h>
      <text:p text:style-name="P4">Lorenzo Cinelli, matr.<text:s/>0001070967</text:p>
      <text:p text:style-name="P5">26/04/2025</text:p>
      <text:h text:style-name="Heading2" text:outline-level="2">Introduzione</text:h>
      <text:p text:style-name="Textbody">Questo documento contiene uno schema di massima della relazione da allegare al progetto del corso di High Performance Computing; lo schema è solo indicativo, sia per i contenuti che per la forma. L'unico vincolo è che la relazione deve avere lunghezza minore o uguale a 6 facciate in formato A4.</text:p>
      <text:p text:style-name="Textbody">Anche se questa non è una tesi di laurea, suggerisco di prendere visione delle regole di scrittura di una tesi presenti nella mia pagina Web (<text:a xlink:href="https://www.moreno.marzolla.name/wiki/doku.php?id=tesi:suggerimenti" office:target-frame-name="_top" xlink:show="replace">https://www.moreno.marzolla.name/wiki/doku.php?id=tesi:suggerimenti</text:a>). In pillole: (<text:span text:style-name="T6">i</text:span>) usare un correttore ortografico e rileggere ciò che si è scritto prima di consegnarlo; (<text:span text:style-name="T7">ii</text:span>) evitare anglicismi inutili (va bene usare termini tecnici come<text:s/><text:span text:style-name="T8">ghost cell</text:span>,<text:s/><text:span text:style-name="T9">speedup</text:span>,<text:s/><text:span text:style-name="T10">master</text:span>,<text:s/><text:span text:style-name="T11">thread</text:span>, ecc., mentre non va bene usare l'orrido “randomico”; di alcuni termini inglesi esiste una corrispondenza abbastanza naturale in italiano, che va usata: ad esempio,<text:s/><text:span text:style-name="T12">performance</text:span><text:s/>si deve tradurre con “prestazioni”) (<text:span text:style-name="T13">iii</text:span>) evitare frasi ridondanti e ampollose (“In questa relazione andremo a considerare quelli che sono...”); (<text:span text:style-name="T14">iv</text:span>) “perché” si scrive con l'accento acuto, “è” e “cioè” si scrivono con l'accento grave; (<text:span text:style-name="T15">v</text:span>) figure e tabelle vanno numerate e devono essere citate e commentate nel testo.</text:p>
      <text:p text:style-name="Textbody">La sezione "Introduzione" conterrà una sintetica introduzione (indicativamente, 1-2 paragrafi) del lavoro che è stato svolto. Non serve ripetere le specifiche del progetto. È ovviamente possibile aggiungere altre sezioni oltre a quelle indicate qui.</text:p>
      <text:h text:style-name="Heading2" text:outline-level="2">Versione OpenMP</text:h>
      <text:p text:style-name="Textbody">Descrivere come il programma è stato parallelizzato sfruttando il parallelismo a memoria condivisa fornito da OpenMP; se serve è possibile aiutarsi con schemi/diagrammi. Descrivere le prestazioni della implementazione OpenMP in termini di scalabilità ed efficienza.</text:p>
      <text:h text:style-name="Heading2" text:outline-level="2">Versione MPI/CUDA</text:h>
      <text:p text:style-name="Textbody">Descrivere come il programma è stato parallelizzato sfruttando il parallelismo a memoria distribuita fornito da MPI, oppure il parallelismo massivo CUDA (solo uno dei due, a scelta). Analizzare le prestazioni della soluzione proposta.</text:p>
      <text:h text:style-name="Heading2" text:outline-level="2">Conclusioni</text:h>
      <text:p text:style-name="Textbody">Eventuali conclusioni, discussione generale dei risultati, discussione generale sul modello ecc.</text:p>
      <text:h text:style-name="Heading2" text:outline-level="2">Riferimenti bibliografici</text:h>
      <text:p text:style-name="Textbody">Nel caso in cui si sia consultata della documentazione, è utile indicarla nei riferimenti bibliografici. Ogni riferimento deve essere numerato, ed è necessario richiamarlo almeno una volta nel testo. Nel<text:s/>caso in cui non si sia consultata documentazione particolare, questa sezione può essere omessa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oreno Marzolla</meta:initial-creator>
    <dc:creator>Lorenzo Cinelli</dc:creator>
    <meta:creation-date>2024-12-05T23:50:00Z</meta:creation-date>
    <dc:date>2025-04-26T18:46:00Z</dc:date>
    <meta:template xlink:href="Normal.dotm" xlink:type="simple"/>
    <meta:editing-cycles>3</meta:editing-cycles>
    <meta:editing-duration>PT60S</meta:editing-duration>
    <meta:document-statistic meta:page-count="1" meta:paragraph-count="5" meta:word-count="391" meta:character-count="2620" meta:row-count="18" meta:non-whitespace-character-count="2234"/>
  </office:meta>
</office:document-meta>
</file>